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nimbussansl, liberationsans, freesans, clean, sans-serif, 'Segoe UI Emoji', 'Segoe UI Symbol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5b9bd5" fo:font-size="36pt" fo:language="en" fo:country="US" style:font-size-asian="36pt" style:font-size-complex="3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9dee9" style:font-size-asian="10pt" style:font-name-complex="Arial2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b7384" style:font-size-asian="10pt" style:font-name-complex="Arial2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156865" style:font-size-asian="10pt" style:font-name-complex="Arial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1eeadf" style:font-size-asian="10pt" style:font-name-complex="Arial2" style:font-size-complex="10pt"/>
    </style:style>
    <style:style style:name="P7" style:family="paragraph" style:parent-style-name="Standard">
      <style:text-properties style:font-name="Arial" fo:font-size="10pt" style:text-underline-style="none" officeooo:rsid="000cf9ce" officeooo:paragraph-rsid="000cf9ce" style:font-size-asian="8.75pt" style:font-name-complex="Arial2" style:font-size-complex="10pt"/>
    </style:style>
    <style:style style:name="P8" style:family="paragraph" style:parent-style-name="Standard">
      <style:text-properties style:font-name="Arial" fo:font-size="10pt" style:text-underline-style="none" officeooo:rsid="000edef5" officeooo:paragraph-rsid="000edef5" style:font-size-asian="8.75pt" style:font-name-complex="Arial2" style:font-size-complex="10pt"/>
    </style:style>
    <style:style style:name="P9" style:family="paragraph" style:parent-style-name="Standard">
      <style:text-properties style:font-name="Arial" fo:font-size="10pt" style:text-underline-style="none" officeooo:rsid="001580aa" officeooo:paragraph-rsid="0020afd0" style:font-size-asian="8.75pt" style:font-name-complex="Arial2" style:font-size-complex="10pt"/>
    </style:style>
    <style:style style:name="P10" style:family="paragraph" style:parent-style-name="Standard">
      <style:text-properties style:font-name="Arial" fo:font-size="10pt" style:text-underline-style="none" officeooo:rsid="0020afd0" officeooo:paragraph-rsid="0020afd0" style:font-size-asian="8.75pt" style:font-name-complex="Arial2" style:font-size-complex="10pt"/>
    </style:style>
    <style:style style:name="P11" style:family="paragraph" style:parent-style-name="Standard">
      <style:text-properties style:font-name="Arial" fo:font-size="14pt" style:text-underline-style="solid" style:text-underline-width="auto" style:text-underline-color="font-color" officeooo:rsid="0009dee9" officeooo:paragraph-rsid="0009dee9" style:font-size-asian="14pt" style:font-name-complex="Arial2" style:font-size-complex="10pt"/>
    </style:style>
    <style:style style:name="P12" style:family="paragraph" style:parent-style-name="Standard">
      <style:text-properties style:font-name="Arial" fo:font-size="14pt" style:text-underline-style="solid" style:text-underline-width="auto" style:text-underline-color="font-color" officeooo:rsid="000cf9ce" officeooo:paragraph-rsid="001a39cb" style:font-size-asian="14pt" style:font-name-complex="Arial2" style:font-size-complex="10pt"/>
    </style:style>
    <style:style style:name="P13" style:family="paragraph" style:parent-style-name="Standard">
      <style:text-properties style:font-name="Arial" fo:font-size="14pt" style:text-underline-style="solid" style:text-underline-width="auto" style:text-underline-color="font-color" officeooo:rsid="000cf9ce" officeooo:paragraph-rsid="001580aa" style:font-size-asian="14pt" style:font-name-complex="Arial2" style:font-size-complex="10pt"/>
    </style:style>
    <style:style style:name="P14" style:family="paragraph" style:parent-style-name="Standard">
      <style:text-properties style:font-name="Arial" fo:font-size="14pt" style:text-underline-style="solid" style:text-underline-width="auto" style:text-underline-color="font-color" officeooo:rsid="001580aa" officeooo:paragraph-rsid="001580aa" style:font-size-asian="14pt" style:font-name-complex="Arial2" style:font-size-complex="10pt"/>
    </style:style>
    <style:style style:name="P15" style:family="paragraph" style:parent-style-name="Standard">
      <style:paragraph-properties fo:text-align="justify" style:justify-single-word="false"/>
      <style:text-properties officeooo:paragraph-rsid="00156865"/>
    </style:style>
    <style:style style:name="P16" style:family="paragraph" style:parent-style-name="Frame_20_contents">
      <style:paragraph-properties fo:text-align="end" style:justify-single-word="false"/>
    </style:style>
    <style:style style:name="P17" style:family="paragraph" style:parent-style-name="Frame_20_contents">
      <style:paragraph-properties fo:text-align="end" style:justify-single-word="false"/>
      <style:text-properties officeooo:rsid="0009dee9" officeooo:paragraph-rsid="0009dee9"/>
    </style:style>
    <style:style style:name="P18" style:family="paragraph" style:parent-style-name="Frame_20_contents">
      <style:paragraph-properties fo:text-align="end" style:justify-single-word="false"/>
      <style:text-properties fo:color="#404040" fo:font-size="18pt" fo:language="es" fo:country="ES" officeooo:rsid="0009dee9" officeooo:paragraph-rsid="0009dee9" style:font-size-asian="18pt" style:font-size-complex="18pt"/>
    </style:style>
    <style:style style:name="P19" style:family="paragraph" style:parent-style-name="Frame_20_contents">
      <style:paragraph-properties fo:text-align="end" style:justify-single-word="false"/>
      <style:text-properties fo:color="#404040" fo:font-size="18pt" fo:language="es" fo:country="ES" officeooo:rsid="001d9049" officeooo:paragraph-rsid="001d9049" style:font-size-asian="18pt" style:font-size-complex="18pt"/>
    </style:style>
    <style:style style:name="P20" style:family="paragraph" style:parent-style-name="Frame_20_contents">
      <style:paragraph-properties fo:text-align="end" style:justify-single-word="false"/>
      <style:text-properties officeooo:rsid="001d9049" officeooo:paragraph-rsid="001d9049"/>
    </style:style>
    <style:style style:name="P21" style:family="paragraph" style:parent-style-name="No_20_Spacing">
      <style:paragraph-properties fo:text-align="end" style:justify-single-word="false"/>
    </style:style>
    <style:style style:name="P22" style:family="paragraph" style:parent-style-name="No_20_Spacing">
      <style:paragraph-properties fo:text-align="end" style:justify-single-word="false"/>
      <style:text-properties fo:font-size="14pt" officeooo:rsid="0009dee9" officeooo:paragraph-rsid="0009dee9" style:font-size-asian="12.25pt" style:font-size-complex="14pt"/>
    </style:style>
    <style:style style:name="P23" style:family="paragraph" style:parent-style-name="No_20_Spacing">
      <style:paragraph-properties fo:text-align="end" style:justify-single-word="false"/>
      <style:text-properties fo:color="#595959" fo:font-size="14pt" style:font-size-asian="14pt" style:font-size-complex="14pt"/>
    </style:style>
    <style:style style:name="P24" style:family="paragraph" style:parent-style-name="No_20_Spacing">
      <style:paragraph-properties fo:text-align="end" style:justify-single-word="false"/>
      <style:text-properties fo:color="#595959" fo:font-size="14pt" officeooo:rsid="0009dee9" officeooo:paragraph-rsid="0009dee9" style:font-size-asian="14pt" style:font-size-complex="14pt"/>
    </style:style>
    <style:style style:name="P25" style:family="paragraph" style:parent-style-name="Title">
      <style:paragraph-properties fo:break-before="page"/>
      <style:text-properties officeooo:rsid="001d9049" officeooo:paragraph-rsid="001d9049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>
      <style:text-properties style:font-name="Arial" fo:font-size="10pt" style:text-underline-style="none" officeooo:rsid="000cf9ce" officeooo:paragraph-rsid="000cf9ce" style:font-size-asian="8.75pt" style:font-name-complex="Arial2" style:font-size-complex="10pt"/>
    </style:style>
    <style:style style:name="P28" style:family="paragraph" style:parent-style-name="Standard">
      <style:text-properties style:font-name="Arial" fo:font-size="10pt" style:text-underline-style="none" officeooo:rsid="00217cfc" officeooo:paragraph-rsid="00217cfc" style:font-size-asian="8.75pt" style:font-name-complex="Arial2" style:font-size-complex="10pt"/>
    </style:style>
    <style:style style:name="P29" style:family="paragraph" style:parent-style-name="Standard">
      <style:text-properties style:font-name="Arial" fo:font-size="14pt" style:text-underline-style="solid" style:text-underline-width="auto" style:text-underline-color="font-color" officeooo:rsid="00217cfc" officeooo:paragraph-rsid="00217cfc" style:font-size-asian="14pt" style:font-name-complex="Arial2" style:font-size-complex="10pt"/>
    </style:style>
    <style:style style:name="P30" style:family="paragraph" style:parent-style-name="Standard">
      <style:text-properties officeooo:paragraph-rsid="00217cfc"/>
    </style:style>
    <style:style style:name="P31" style:family="paragraph">
      <style:paragraph-properties fo:text-align="center"/>
    </style:style>
    <style:style style:name="T1" style:family="text">
      <style:text-properties fo:text-transform="uppercase" fo:color="#5b9bd5" fo:font-size="32pt" style:font-size-asian="32pt" style:font-size-complex="32pt"/>
    </style:style>
    <style:style style:name="T2" style:family="text">
      <style:text-properties fo:text-transform="uppercase" fo:color="#5b9bd5" fo:font-size="32pt" officeooo:rsid="000edef5" style:font-size-asian="32pt" style:font-size-complex="32pt"/>
    </style:style>
    <style:style style:name="T3" style:family="text">
      <style:text-properties fo:color="#404040" fo:font-size="18pt" fo:language="es" fo:country="ES" style:font-size-asian="18pt" style:font-size-complex="18pt"/>
    </style:style>
    <style:style style:name="T4" style:family="text">
      <style:text-properties fo:color="#404040" fo:font-size="18pt" fo:language="es" fo:country="ES" officeooo:rsid="0009dee9" style:font-size-asian="18pt" style:font-size-complex="18pt"/>
    </style:style>
    <style:style style:name="T5" style:family="text">
      <style:text-properties fo:color="#404040" fo:font-size="18pt" fo:language="es" fo:country="ES" officeooo:rsid="000b7384" style:font-size-asian="18pt" style:font-size-complex="18pt"/>
    </style:style>
    <style:style style:name="T6" style:family="text">
      <style:text-properties fo:color="#595959" fo:font-size="14pt" style:font-size-asian="14pt" style:font-size-complex="14pt"/>
    </style:style>
    <style:style style:name="T7" style:family="text">
      <style:text-properties fo:color="#595959" fo:font-size="14pt" officeooo:rsid="0009dee9" style:font-size-asian="14pt" style:font-size-complex="14pt"/>
    </style:style>
    <style:style style:name="T8" style:family="text">
      <style:text-properties officeooo:rsid="000b7384"/>
    </style:style>
    <style:style style:name="T9" style:family="text">
      <style:text-properties fo:font-weight="bold" officeooo:rsid="000b7384" style:font-weight-asian="bold" style:font-weight-complex="bold"/>
    </style:style>
    <style:style style:name="T10" style:family="text">
      <style:text-properties fo:font-weight="bold" officeooo:rsid="001eeadf" style:font-weight-asian="bold" style:font-weight-complex="bold"/>
    </style:style>
    <style:style style:name="T11" style:family="text">
      <style:text-properties officeooo:rsid="0014173e"/>
    </style:style>
    <style:style style:name="T12" style:family="text">
      <style:text-properties officeooo:rsid="00156865"/>
    </style:style>
    <style:style style:name="T13" style:family="text">
      <style:text-properties officeooo:rsid="001d9049"/>
    </style:style>
    <style:style style:name="T14" style:family="text">
      <style:text-properties officeooo:rsid="001eeadf"/>
    </style:style>
    <style:style style:name="T15" style:family="text">
      <style:text-properties officeooo:rsid="0020afd0"/>
    </style:style>
    <style:style style:name="T16" style:family="text">
      <style:text-properties officeooo:rsid="00217cfc"/>
    </style:style>
    <style:style style:name="T17" style:family="text">
      <style:text-properties fo:font-variant="normal" fo:text-transform="none" fo:color="#4078c0" style:text-line-through-style="none" style:text-line-through-type="none" style:font-name="Helvetica" fo:font-size="11.25pt" fo:letter-spacing="normal" fo:font-style="normal" style:text-underline-style="none" fo:font-weight="bold" style:text-blinking="false" fo:padding="0cm" fo:border="none"/>
    </style:style>
    <style:style style:name="T18" style:family="text">
      <style:text-properties fo:font-variant="normal" fo:text-transform="none" fo:color="#4078c0" style:text-line-through-style="none" style:text-line-through-type="none" style:font-name="Helvetica" fo:font-size="11.25pt" fo:letter-spacing="normal" fo:font-style="normal" style:text-underline-style="none" fo:font-weight="bold" officeooo:rsid="00217cfc" style:text-blinking="false" style:font-size-asian="8.75pt" style:font-name-complex="Arial2" style:font-size-complex="10pt" fo:padding="0cm" fo:border="none"/>
    </style:style>
    <style:style style:name="T19" style:family="text">
      <style:text-properties fo:font-variant="normal" fo:text-transform="none" fo:color="#4078c0" style:text-line-through-style="none" style:text-line-through-type="none" style:font-name="Helvetica" fo:font-size="11.25pt" fo:letter-spacing="normal" fo:font-style="normal" style:text-underline-style="none" fo:font-weight="bold" officeooo:rsid="00217cfc" style:text-blinking="false" fo:padding="0cm" fo:border="none"/>
    </style:style>
    <style:style style:name="T20" style:family="text">
      <style:text-properties fo:font-variant="normal" fo:text-transform="none" fo:color="#4078c0" style:text-line-through-style="none" style:text-line-through-type="none" style:font-name="Helvetica" fo:letter-spacing="normal" fo:font-style="normal" style:text-underline-style="none" fo:font-weight="bold" style:text-blinking="false" fo:padding="0cm" fo:border="none"/>
    </style:style>
    <style:style style:name="T21" style:family="text">
      <style:text-properties fo:font-variant="normal" fo:text-transform="none" fo:color="#4078c0" style:text-line-through-style="none" style:text-line-through-type="none" style:font-name="Helvetica" fo:letter-spacing="normal" fo:font-style="normal" style:text-underline-style="none" fo:font-weight="bold" officeooo:rsid="00217cfc" style:text-blinking="false" style:font-name-complex="Arial2" fo:padding="0cm" fo:border="none"/>
    </style:style>
    <style:style style:name="T22" style:family="text">
      <style:text-properties fo:font-variant="normal" fo:text-transform="none" fo:color="#4078c0" style:text-line-through-style="none" style:text-line-through-type="none" style:font-name="Helvetica" fo:letter-spacing="normal" fo:font-style="normal" style:text-underline-style="none" fo:font-weight="bold" officeooo:rsid="00217cfc" style:text-blinking="false" fo:padding="0cm" fo:border="none"/>
    </style:style>
    <style:style style:name="T23" style:family="text">
      <style:text-properties fo:font-variant="normal" fo:text-transform="none" fo:color="#4078c0" style:text-line-through-style="none" style:text-line-through-type="none" style:font-name="Helvetica" fo:letter-spacing="normal" fo:font-style="normal" style:text-underline-style="none" fo:font-weight="bold" style:text-blinking="false" style:font-size-asian="10pt" fo:padding="0cm" fo:border="none"/>
    </style:style>
    <style:style style:name="T24" style:family="text">
      <style:text-properties fo:font-variant="normal" fo:text-transform="none" fo:color="#4078c0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name-complex="Arial2" style:font-size-complex="10pt" fo:padding="0cm" fo:border="none"/>
    </style:style>
    <style:style style:name="T25" style:family="text">
      <style:text-properties fo:font-variant="normal" fo:text-transform="none" fo:color="#4078c0" style:text-line-through-style="none" style:text-line-through-type="none" style:font-name="Helvetica" fo:font-size="10pt" fo:letter-spacing="normal" fo:font-style="normal" style:text-underline-style="none" fo:font-weight="bold" style:text-blinking="false" style:font-size-asian="10pt" style:font-size-complex="10pt" fo:padding="0cm" fo:border="none"/>
    </style:style>
    <style:style style:name="T26" style:family="text">
      <style:text-properties fo:font-variant="normal" fo:text-transform="none" fo:color="#4078c0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size-complex="10pt" fo:padding="0cm" fo:border="none"/>
    </style:style>
    <style:style style:name="T27" style:family="text">
      <style:text-properties fo:font-variant="normal" fo:text-transform="none" fo:color="#333333" style:text-line-through-style="none" style:text-line-through-type="none" style:font-name="Helvetica" fo:font-size="11.25pt" fo:letter-spacing="normal" fo:font-style="normal" style:text-underline-style="none" fo:font-weight="bold" style:text-blinking="false" fo:padding="0cm" fo:border="none"/>
    </style:style>
    <style:style style:name="T28" style:family="text">
      <style:text-properties fo:font-variant="normal" fo:text-transform="none" fo:color="#333333" style:text-line-through-style="none" style:text-line-through-type="none" style:font-name="Helvetica" fo:font-size="11.25pt" fo:letter-spacing="normal" fo:font-style="normal" style:text-underline-style="none" fo:font-weight="bold" officeooo:rsid="00217cfc" style:text-blinking="false" fo:padding="0cm" fo:border="none"/>
    </style:style>
    <style:style style:name="T29" style:family="text">
      <style:text-properties fo:font-variant="normal" fo:text-transform="none" fo:color="#333333" style:text-line-through-style="none" style:text-line-through-type="none" style:font-name="Helvetica" fo:letter-spacing="normal" fo:font-style="normal" style:text-underline-style="none" fo:font-weight="bold" style:text-blinking="false" fo:padding="0cm" fo:border="none"/>
    </style:style>
    <style:style style:name="T30" style:family="text">
      <style:text-properties fo:font-variant="normal" fo:text-transform="none" fo:color="#333333" style:text-line-through-style="none" style:text-line-through-type="none" style:font-name="Helvetica" fo:letter-spacing="normal" fo:font-style="normal" style:text-underline-style="none" fo:font-weight="bold" officeooo:rsid="00217cfc" style:text-blinking="false" fo:padding="0cm" fo:border="none"/>
    </style:style>
    <style:style style:name="T31" style:family="text">
      <style:text-properties fo:font-variant="normal" fo:text-transform="none" fo:color="#333333" style:text-line-through-style="none" style:text-line-through-type="none" style:font-name="Helvetica" fo:font-size="10pt" fo:letter-spacing="normal" fo:font-style="normal" style:text-underline-style="none" fo:font-weight="bold" style:text-blinking="false" style:font-size-asian="10pt" style:font-size-complex="10pt" fo:padding="0cm" fo:border="none"/>
    </style:style>
    <style:style style:name="T32" style:family="text">
      <style:text-properties fo:font-variant="normal" fo:text-transform="none" fo:color="#333333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size-complex="10pt" fo:padding="0cm" fo:border="none"/>
    </style:style>
    <style:style style:name="T33" style:family="text">
      <style:text-properties fo:font-variant="normal" fo:text-transform="none" fo:color="#333333" style:text-line-through-style="none" style:text-line-through-type="none" style:font-name="Helvetica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34" style:family="text">
      <style:text-properties fo:font-variant="normal" fo:text-transform="none" style:text-line-through-style="none" style:text-line-through-type="none" style:font-name="Helvetica" fo:letter-spacing="normal" fo:font-style="normal" style:text-underline-style="none" fo:font-weight="bold" style:text-blinking="false" style:font-size-asian="10pt" fo:padding="0cm" fo:border="none"/>
    </style:style>
    <style:style style:name="T35" style:family="text">
      <style:text-properties fo:font-variant="normal" fo:text-transform="none" style:text-line-through-style="none" style:text-line-through-type="none" style:font-name="Helvetica" fo:letter-spacing="normal" fo:font-style="normal" style:text-underline-style="none" fo:font-weight="normal" style:text-blinking="false" style:font-size-asian="10pt" style:font-weight-asian="normal" style:font-weight-complex="normal" fo:padding="0cm" fo:border="none"/>
    </style:style>
    <style:style style:name="T36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name-complex="Arial2" style:font-size-complex="10pt" fo:padding="0cm" fo:border="none"/>
    </style:style>
    <style:style style:name="T37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bold" style:text-blinking="false" style:font-size-asian="10pt" style:font-size-complex="10pt" fo:padding="0cm" fo:border="none"/>
    </style:style>
    <style:style style:name="T38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size-complex="10pt" fo:padding="0cm" fo:border="none"/>
    </style:style>
    <style:style style:name="T39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name-complex="Arial2" style:font-size-complex="10pt" style:font-weight-complex="normal" fo:padding="0cm" fo:border="none"/>
    </style:style>
    <style:style style:name="T40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41" style:family="text">
      <style:text-properties fo:font-variant="normal" fo:text-transform="none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size-complex="10pt" style:font-weight-complex="normal" fo:padding="0cm" fo:border="none"/>
    </style:style>
    <style:style style:name="T42" style:family="text">
      <style:text-properties fo:font-variant="normal" fo:text-transform="none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43" style:family="text">
      <style:text-properties fo:font-variant="normal" fo:text-transform="none" fo:color="#ffffff" style:text-line-through-style="none" style:text-line-through-type="none" style:font-name="Helvetica" fo:font-size="8.25pt" fo:letter-spacing="normal" fo:font-style="normal" style:text-underline-style="none" fo:font-weight="bold" style:text-blinking="false" fo:background-color="#fc2929" loext:char-shading-value="0" fo:padding="0cm" fo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Helvetica" fo:letter-spacing="normal" fo:font-style="normal" style:text-underline-style="none" fo:font-weight="bold" style:text-blinking="false" style:font-size-asian="10pt" fo:padding="0cm" fo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Helvetica" fo:letter-spacing="normal" fo:font-style="normal" style:text-underline-style="none" fo:font-weight="bold" style:text-blinking="false" style:font-size-asian="10pt" style:font-weight-asian="bold" style:font-weight-complex="bold" fo:padding="0cm" fo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Helvetica" fo:letter-spacing="normal" fo:font-style="normal" style:text-underline-style="none" style:text-blinking="false" style:font-size-asian="10pt" fo:padding="0cm" fo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Helvetica" fo:letter-spacing="normal" fo:font-style="normal" style:text-underline-style="none" fo:font-weight="normal" style:text-blinking="false" style:font-size-asian="10pt" style:font-weight-asian="normal" style:font-weight-complex="normal" fo:padding="0cm" fo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name-complex="Arial2" style:font-size-complex="10pt" fo:padding="0cm" fo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style:text-blinking="false" style:font-size-asian="10pt" style:font-size-complex="10pt" fo:padding="0cm" fo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size-complex="10pt" fo:padding="0cm" fo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weight-asian="bold" style:font-name-complex="Arial2" style:font-size-complex="10pt" style:font-weight-complex="bold" fo:padding="0cm" fo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style:text-blinking="false" style:font-size-asian="10pt" style:font-weight-asian="bold" style:font-size-complex="10pt" style:font-weight-complex="bold" fo:padding="0cm" fo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bold" officeooo:rsid="00217cfc" style:text-blinking="false" style:font-size-asian="10pt" style:font-weight-asian="bold" style:font-size-complex="10pt" style:font-weight-complex="bold" fo:padding="0cm" fo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officeooo:rsid="00217cfc" style:text-blinking="false" style:font-size-asian="10pt" style:font-name-complex="Arial2" style:font-size-complex="10pt" fo:padding="0cm" fo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style:text-blinking="false" style:font-size-asian="10pt" style:font-size-complex="10pt" fo:padding="0cm" fo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officeooo:rsid="00217cfc" style:text-blinking="false" style:font-size-asian="10pt" style:font-size-complex="10pt" fo:padding="0cm" fo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name-complex="Arial2" style:font-size-complex="10pt" style:font-weight-complex="normal" fo:padding="0cm" fo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size-complex="10pt" style:font-weight-complex="normal" fo:padding="0cm" fo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bold" style:text-blinking="false" style:font-size-asian="10pt" style:font-size-complex="10pt" fo:padding="0cm" fo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bold" style:text-blinking="false" style:font-size-asian="10pt" style:font-weight-asian="bold" style:font-size-complex="10pt" style:font-weight-complex="bold" fo:padding="0cm" fo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style:text-blinking="false" style:font-size-asian="10pt" style:font-size-complex="10pt" fo:padding="0cm" fo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64" style:family="text">
      <style:text-properties fo:font-variant="normal" fo:text-transform="none" fo:color="#000000" style:text-line-through-style="none" style:text-line-through-type="none" style:font-name="Helvetica" fo:letter-spacing="normal" fo:font-style="normal" style:text-underline-style="none" fo:font-weight="normal" style:text-blinking="false" style:font-size-asian="10pt" style:font-weight-asian="normal" style:font-weight-complex="normal" fo:padding="0cm" fo:border="none"/>
    </style:style>
    <style:style style:name="T65" style:family="text">
      <style:text-properties fo:font-variant="normal" fo:text-transform="none" fo:color="#000000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name-complex="Arial2" style:font-size-complex="10pt" style:font-weight-complex="normal" fo:padding="0cm" fo:border="none"/>
    </style:style>
    <style:style style:name="T66" style:family="text">
      <style:text-properties fo:font-variant="normal" fo:text-transform="none" fo:color="#000000" style:text-line-through-style="none" style:text-line-through-type="none" style:font-name="Helvetica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67" style:family="text">
      <style:text-properties fo:font-variant="normal" fo:text-transform="none" fo:color="#000000" style:text-line-through-style="none" style:text-line-through-type="none" style:font-name="Helvetica" fo:font-size="10pt" fo:letter-spacing="normal" fo:font-style="normal" style:text-underline-style="none" fo:font-weight="normal" officeooo:rsid="00217cfc" style:text-blinking="false" style:font-size-asian="10pt" style:font-weight-asian="normal" style:font-size-complex="10pt" style:font-weight-complex="normal" fo:padding="0cm" fo:border="none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69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fo:font-weight="normal" officeooo:rsid="00217cfc" style:text-blinking="false" style:font-size-asian="10pt" style:font-weight-asian="normal" style:font-name-complex="Arial2" style:font-size-complex="10pt" style:font-weight-complex="normal" fo:padding="0cm" fo:border="none"/>
    </style:style>
    <style:style style:name="T70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71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fo:font-weight="normal" officeooo:rsid="00217cfc" style:text-blinking="false" style:font-size-asian="10pt" style:font-weight-asian="normal" style:font-size-complex="10pt" style:font-weight-complex="normal" fo:padding="0cm" fo:border="none"/>
    </style:style>
    <style:style style:name="T72" style:family="text"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217cfc" style:text-blinking="false" style:font-size-asian="10pt" style:font-weight-asian="normal" style:font-name-complex="Arial2" style:font-size-complex="10pt" style:font-weight-complex="normal" fo:padding="0cm" fo:border="none"/>
    </style:style>
    <style:style style:name="T73" style:family="text"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74" style:family="text"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217cfc" style:text-blinking="false" style:font-size-asian="10pt" style:font-weight-asian="normal" style:font-size-complex="10pt" style:font-weight-complex="normal" fo:padding="0cm" fo:border="none"/>
    </style:style>
    <style:style style:name="T75" style:family="text">
      <style:text-properties fo:font-size="10pt" officeooo:rsid="00217cfc" style:font-size-asian="10pt" style:font-size-complex="10pt"/>
    </style:style>
    <style:style style:name="T76" style:family="text">
      <style:text-properties fo:font-size="10pt" fo:font-weight="normal" officeooo:rsid="00217cfc" style:font-size-asian="10pt" style:font-weight-asian="normal" style:font-size-complex="10pt" style:font-weight-complex="normal"/>
    </style:style>
    <style:style style:name="T77" style:family="text">
      <style:text-properties style:use-window-font-color="true" fo:font-size="10pt" officeooo:rsid="00217cfc" style:font-size-asian="10pt" style:font-size-complex="10pt"/>
    </style:style>
    <style:style style:name="T78" style:family="text">
      <style:text-properties style:use-window-font-color="true" fo:font-size="10pt" fo:font-weight="bold" officeooo:rsid="00217cfc" style:font-size-asian="10pt" style:font-weight-asian="bold" style:font-size-complex="10pt" style:font-weight-complex="bold"/>
    </style:style>
    <style:style style:name="T79" style:family="text">
      <style:text-properties style:use-window-font-color="true" fo:font-size="10pt" fo:font-weight="normal" officeooo:rsid="00217cfc" style:font-size-asian="10pt" style:font-weight-asian="normal" style:font-size-complex="10pt" style:font-weight-complex="normal"/>
    </style:style>
    <style:style style:name="T80" style:family="text">
      <style:text-properties fo:color="#000000" fo:font-size="10pt" fo:font-weight="normal" officeooo:rsid="00217cfc" style:font-size-asian="10pt" style:font-weight-asian="normal" style:font-size-complex="10pt" style:font-weight-complex="normal"/>
    </style:style>
    <style:style style:name="T81" style:family="text">
      <style:text-properties fo:color="#000000" style:font-name="Arial1" fo:font-size="10pt" fo:font-weight="normal" officeooo:rsid="00217cfc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center" style:horizontal-rel="page" draw:fill="none" fo:padding-left="4.445cm" fo:padding-right="1.905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from-left" style:horizontal-rel="page" draw:fill="none" fo:padding-left="4.445cm" fo:padding-right="1.905cm" fo:padding-top="0cm" fo:padding-bottom="0cm" fo:border="0.06pt solid #000000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middl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Frame1" text:anchor-type="char" svg:y="0cm" svg:width="20.32cm" svg:height="10.107cm" draw:z-index="1"><draw:text-box><text:p text:style-name="P17"><text:span text:style-name="T2">7552 </text:span><text:span text:style-name="T1">TaLLER de programación II</text:span></text:p><text:p text:style-name="P16"><text:span text:style-name="T3">Trabajo Práctico </text:span><text:span text:style-name="T4">MensajerO – </text:span><text:span text:style-name="T5">Grupo 3</text:span></text:p><text:p text:style-name="P20"><text:span text:style-name="T4">1</text:span><text:span text:style-name="T3">C 201</text:span><text:span text:style-name="T4">5</text:span></text:p><text:p text:style-name="P19">CHECKPOINT 2</text:p><text:p text:style-name="P19">04/06/2015</text:p><text:p text:style-name="P18"/></draw:text-box></draw:frame><draw:g text:anchor-type="char" draw:z-index="0" draw:name="Grupo 149" draw:style-name="gr1"><draw:polygon draw:name="Rectángulo 51" draw:style-name="gr2" draw:text-style-name="P31" svg:width="20.319cm" svg:height="3.137cm" draw:transform="rotate (-3.14159265358979) translate (20.953125cm 3.13509722222221cm)" svg:viewBox="0 0 20320 3138" draw:points="20320,3138 0,3138 0,0 10262,1101 20320,106"><text:p/></draw:polygon><draw:rect draw:name="Rectángulo 151" draw:style-name="gr3" draw:text-style-name="P31" svg:width="20.321cm" svg:height="3.377cm" svg:x="0.635cm" svg:y="0cm"><text:p/></draw:rect></draw:g></text:p>
      <text:p text:style-name="P2"><draw:frame draw:style-name="fr2" draw:name="1" text:anchor-type="char" svg:x="0.635cm" svg:y="22.119cm" svg:width="20.32cm" svg:height="3.288cm" draw:z-index="2"><draw:text-box><text:p text:style-name="P23">Uriel Yair Kusnesov 93252</text:p><text:p text:style-name="P21"><text:span text:style-name="T6">M</text:span><text:span text:style-name="T7">ateo Bosco</text:span><text:span text:style-name="T6"> </text:span></text:p><text:p text:style-name="P23">Ramiro Doi 88634</text:p><text:p text:style-name="P24">Matias Capristo</text:p><text:p text:style-name="P22"/></draw:text-box></draw:frame></text:p>
      <text:p text:style-name="P25">Cliente</text:p>
      <text:p text:style-name="Standard"/>
      <text:p text:style-name="P11">Funcionalidades alcanzadas</text:p>
      <text:p text:style-name="P3">El <text:span text:style-name="T13">cliente</text:span> cuenta con las siguientes funcionalidades.</text:p>
      <text:p text:style-name="P4">- <text:span text:style-name="T9">Servicio de autenticacion</text:span><text:span text:style-name="T8">:</text:span></text:p>
      <text:p text:style-name="P4"><text:tab/><text:span text:style-name="T13">Registro</text:span> de nuevos usuarios.</text:p>
      <text:p text:style-name="P4"><text:tab/>Validación al momento de la creacion de usuarios ya existentes. Los mismos no pueden <text:tab/>registrarse con un nombre de usuario ya utlizado.</text:p>
      <text:p text:style-name="P4"><text:tab/><text:span text:style-name="T14">Inicio de sesion. Permite conectarse a la aplicación para poder conversar con los demas <text:tab/>contactos, para esto valida que se ingresen un usuario y contraseña validos, de un <text:tab/>contacto registrado</text:span></text:p>
      <text:p text:style-name="P4"/>
      <text:p text:style-name="P6">- <text:span text:style-name="T10">Lista de contactos y conversaciones abiertas</text:span><text:span text:style-name="T8">:</text:span></text:p>
      <text:p text:style-name="P6"><text:tab/><text:span text:style-name="T14">La vista principal de la aplicación, consta de dos pestañas, entre las que se puede rotar <text:tab/>arrastrando la pantalla con el dedo:</text:span></text:p>
      <text:p text:style-name="P6"><text:tab/>- <text:span text:style-name="T14">Pestaña de 'Chats': figura en ella una lista de contactos con los cuales ya hemos <text:tab/><text:tab/>conversado en algun momento</text:span></text:p>
      <text:p text:style-name="P6"><text:tab/>- <text:span text:style-name="T14">Pestaña de 'Contactos': figura en ella una lista de todos los contactos <text:s/>registrados</text:span></text:p>
      <text:p text:style-name="P6"><text:tab/><text:span text:style-name="T14">Para actualizar alguna de estas listas, en cualquiera de las dos pestañas solo debemos <text:tab/>arrastrar la pantalla hacia abajo con el dedo</text:span></text:p>
      <text:p text:style-name="P6"><text:tab/></text:p>
      <text:p text:style-name="P3">- <text:span text:style-name="T9">Almacenamiento de conversaciones</text:span><text:span text:style-name="T8">:</text:span></text:p>
      <text:p text:style-name="P3"><text:tab/><text:span text:style-name="T13">Recupera y permite visualizarlos mensajes y las conversaciones instanciadas con otros <text:tab/>usuarios cuando se ingresa al chat con el mismo</text:span></text:p>
      <text:p text:style-name="P3"><text:tab/><text:span text:style-name="T13">Se puede enviar y recibir mensajes con el resto de los usuarios</text:span></text:p>
      <text:p text:style-name="P3"><text:tab/><text:span text:style-name="T12">Los datos almacenados de los mensajes son:</text:span></text:p>
      <text:p text:style-name="P3"><text:tab/><text:tab/>- <text:span text:style-name="T12">emisor</text:span></text:p>
      <text:p text:style-name="P5"><text:tab/><text:tab/>- <text:span text:style-name="T12">receptor</text:span></text:p>
      <text:p text:style-name="P5"><text:tab/><text:tab/>- <text:span text:style-name="T12">body</text:span></text:p>
      <text:p text:style-name="P15"/>
      <text:p text:style-name="P14"/>
      <text:p text:style-name="P14"/>
      <text:p text:style-name="P14"/>
      <text:p text:style-name="P14"><text:soft-page-break/>Pruebas del <text:span text:style-name="T15">Cliente</text:span></text:p>
      <text:p text:style-name="P9">Para probar el <text:span text:style-name="T14">cliente debe arrancar el server de la forma indicada en el Readme.</text:span></text:p>
      <text:p text:style-name="P10">Hay que asegurarse que el server y el dispositivo cliente se encuentren conectados a la misma red.</text:p>
      <text:p text:style-name="P10">Debe configurar la ip del servidor en el archivo de configuracion</text:p>
      <text:p text:style-name="P10">Por ultimo, instalar la aplicación y realizar cualquiera de las acciones descritas en las funcionalidades alcanzadas.</text:p>
      <text:p text:style-name="P13"/>
      <text:p text:style-name="P12">Librerias utilizadas</text:p>
      <text:p text:style-name="P7">El servidor se integra con las librerias requeridas por el proyecto.</text:p>
      <text:p text:style-name="P8">La instalación de las mismas esta explicada en el readme.</text:p>
      <text:p text:style-name="P7">- rocksdb</text:p>
      <text:p text:style-name="P7">- jsoncpp</text:p>
      <text:p text:style-name="P7">- mongoose</text:p>
      <text:p text:style-name="P7">-<text:span text:style-name="T11">gtest</text:span></text:p>
      <text:p text:style-name="P7"/>
      <text:p text:style-name="P29">Division de tareas</text:p>
      <text:p text:style-name="P28">Pantalla de Login : Matias Capristo</text:p>
      <text:p text:style-name="P28">Pantalla de regsitro de usuarios: Ramiro Doi</text:p>
      <text:p text:style-name="P28">Pantalla de vision de chats y contactos: Uriel Kusnesov</text:p>
      <text:p text:style-name="P28">Pantalla de vista de perfil: Mateo Bosco</text:p>
      <text:p text:style-name="P28">Pantalla de conversacion: Uriel Kusnesov</text:p>
      <text:p text:style-name="P28">Pantalla de edicion de perfil: Mateo Bosco</text:p>
      <text:p text:style-name="P28">Captura de errores: Ramiro Doi</text:p>
      <text:p text:style-name="P28">Investigacion y aplicación de tests: Matias Capristo</text:p>
      <text:p text:style-name="P28"/>
      <text:p text:style-name="P29">Issues</text:p>
      <text:p text:style-name="P30"><text:span text:style-name="T72">#3 - </text:span><text:a xlink:type="simple" xlink:href="https://github.com/mcapristo/taller_de_prog_2_android/issues/3"><text:span text:style-name="T73">Independizar tests para correrlos sin necesidad de tener un dispositivo conectado a la pc.</text:span></text:a></text:p>
      <text:p text:style-name="P30"><text:span text:style-name="T72">#4 - </text:span><text:a xlink:type="simple" xlink:href="https://github.com/mcapristo/taller_de_prog_2_android/issues/4"><text:span text:style-name="T73">Crear pantalla de Creación de usuario</text:span></text:a></text:p>
      <text:p text:style-name="P30"><text:span text:style-name="T81">#5 - </text:span><text:a xlink:type="simple" xlink:href="https://github.com/mcapristo/taller_de_prog_2_android/issues/5"><text:span text:style-name="T73">Cambiar el ícono por defecto de la app.</text:span></text:a></text:p>
      <text:p text:style-name="P30"><text:span text:style-name="T74">#6 - </text:span><text:a xlink:type="simple" xlink:href="https://github.com/mcapristo/taller_de_prog_2_android/issues/6"><text:span text:style-name="T73">Crear pantalla de conversaciones abiertas</text:span></text:a></text:p>
      <text:p text:style-name="P30"><text:span text:style-name="T74">#7 - </text:span><text:a xlink:type="simple" xlink:href="https://github.com/mcapristo/taller_de_prog_2_android/issues/7"><text:span text:style-name="T73">Crear pantalla de contactos</text:span></text:a></text:p>
      <text:p text:style-name="P30"><text:soft-page-break/><text:span text:style-name="T74">#8 - </text:span><text:a xlink:type="simple" xlink:href="https://github.com/mcapristo/taller_de_prog_2_android/issues/8"><text:span text:style-name="T73">Unir pantallas de chats abiertos y contactos con swipe views</text:span></text:a></text:p>
      <text:p text:style-name="P30"><text:span text:style-name="T74">#10 - </text:span><text:a xlink:type="simple" xlink:href="https://github.com/mcapristo/taller_de_prog_2_android/issues/10"><text:span text:style-name="T73">no aparece el titulo "mensajerO" en la home activit</text:span></text:a><text:span text:style-name="T74">y</text:span></text:p>
      <text:p text:style-name="P30"><text:span text:style-name="T74">#14 - </text:span><text:a xlink:type="simple" xlink:href="https://github.com/mcapristo/taller_de_prog_2_android/issues/14"><text:span text:style-name="T73">Crear pantalla de errores</text:span></text:a></text:p>
      <text:p text:style-name="P30"><text:span text:style-name="T74">#16 - </text:span><text:a xlink:type="simple" xlink:href="https://github.com/mcapristo/taller_de_prog_2_android/issues/16"><text:span text:style-name="T73">Crear pantalla de chat</text:span></text:a></text:p>
      <text:p text:style-name="P30"><text:span text:style-name="T74">#17 - </text:span><text:a xlink:type="simple" xlink:href="https://github.com/mcapristo/taller_de_prog_2_android/issues/17"><text:span text:style-name="T73">Finalizar HomeActivity para la visualización de Chats y Contacts</text:span></text:a></text:p>
      <text:p text:style-name="P30"><text:span text:style-name="T74">#18 - </text:span><text:a xlink:type="simple" xlink:href="https://github.com/mcapristo/taller_de_prog_2_android/issues/18"><text:span text:style-name="T73">Recepcion de mensajes anteriores del chat</text:span></text:a></text:p>
      <text:p text:style-name="P30"><text:span text:style-name="T74">#19 - </text:span><text:a xlink:type="simple" xlink:href="https://github.com/mcapristo/taller_de_prog_2_android/issues/19"><text:span text:style-name="T73">Envio de mensajes del chat al server</text:span></text:a></text:p>
      <text:p text:style-name="P30"><text:span text:style-name="T74">#20 - </text:span><text:a xlink:type="simple" xlink:href="https://github.com/mcapristo/taller_de_prog_2_android/issues/20"><text:span text:style-name="T73">Recepcion de mensajes 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nimbussansl, liberationsans, freesans, clean, sans-serif, 'Segoe UI Emoji', 'Segoe UI Symbol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in_20_espaciado_20_Car" style:display-name="Sin espaciado Car" style:family="text" style:parent-style-name="Default_20_Paragraph_20_Font">
      <style:text-properties fo:language="en" fo:country="US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510 Técnicas de diseño</dc:title>
    <dc:subject>Trabajo Práctico Pacman - Grupo 4</dc:subject>
    <meta:initial-creator>Uriel Yair Kusnesov 93252</meta:initial-creator>
    <meta:editing-cycles>20</meta:editing-cycles>
    <meta:creation-date>2014-09-16T16:27:00</meta:creation-date>
    <dc:date>2015-06-07T20:00:48.719753404</dc:date>
    <meta:editing-duration>PT1H27M52S</meta:editing-duration>
    <meta:generator>LibreOffice/4.2.7.2$Linux_X86_64 LibreOffice_project/420m0$Build-2</meta:generator>
    <meta:document-statistic meta:table-count="0" meta:image-count="0" meta:object-count="0" meta:page-count="4" meta:paragraph-count="66" meta:word-count="497" meta:character-count="3010" meta:non-whitespace-character-count="25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